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0.7298444130127342<text:s text:c="2"/>0.6718528995756805<text:s text:c="2"/>0.6619519094766635<text:s text:c="2"/>0.23479490806223846<text:s text:c="2"/>0.050919377652044906<text:s text:c="2"/>-0.7213578500707172<text:s text:c="2"/>-0.11111111111111094<text:s text:c="2"/>-0.11111111111111094<text:s text:c="2"/>-0.11111111111111094<text:s text:c="2"/>-0.11111111111111094<text:s text:c="2"/>-0.11111111111111094<text:s text:c="2"/></text:span></text:p>
      <text:p text:style-name="P2"><text:span text:style-name="T2_1">0.8161244695898224<text:s text:c="2"/>0.7553041018387525<text:s text:c="2"/>0.7482319660537518<text:s text:c="2"/>0.3196605374823267<text:s text:c="2"/>0.12871287128713238<text:s text:c="2"/>-0.6718528995756645<text:s text:c="2"/>0.37777777777777777<text:s text:c="2"/>0.28888888888888875<text:s text:c="2"/>-0.4666666666666668<text:s text:c="2"/>0.02222222222222192<text:s text:c="2"/>-0.6444444444444442<text:s text:c="2"/></text:span></text:p>
      <text:p text:style-name="P3"><text:span text:style-name="T3_1">0.666195190947664<text:s text:c="2"/>0.6110325318246106<text:s text:c="2"/>0.6011315417256098<text:s text:c="2"/>0.19094766619518633<text:s text:c="2"/>0.015558698727009546<text:s text:c="2"/>-0.7256011315417177<text:s text:c="2"/>-0.5555555555555558<text:s text:c="2"/>-0.7333333333333332<text:s text:c="2"/>0.911111111111111<text:s text:c="2"/>-0.6000000000000002<text:s text:c="2"/>0.28888888888888875<text:s text:c="2"/></text:span></text:p>
      <text:p text:style-name="P4"><text:span text:style-name="T4_1">0.6831683168316816<text:s text:c="2"/>0.6280056577086284<text:s text:c="2"/>0.6110325318246106<text:s text:c="2"/>0.16407355021216774<text:s text:c="2"/>-0.021216407355026057<text:s text:c="2"/>-0.780763790664787<text:s text:c="2"/>-0.15555555555555545<text:s text:c="2"/>-0.11111111111111094<text:s text:c="2"/>-0.6888888888888887<text:s text:c="2"/>0.4666666666666668<text:s text:c="2"/>0.06666666666666643<text:s text:c="2"/></text:span></text:p>
      <text:p text:style-name="P5"><text:span text:style-name="T5_1">0.6435643564356457<text:s text:c="2"/>0.5884016973125925<text:s text:c="2"/>0.582743988684592<text:s text:c="2"/>0.19660537482320284<text:s text:c="2"/>0.021216407355026057<text:s text:c="2"/>-0.7326732673267343<text:s text:c="2"/>-0.7777777777777777<text:s text:c="2"/>0.8666666666666665<text:s text:c="2"/>0.11111111111111094<text:s text:c="2"/>0.33333333333333326<text:s text:c="2"/>0.6888888888888887<text:s text:c="2"/></text:span></text:p>
      <text:p text:style-name="P6"><text:span text:style-name="T6_1">0.7538896746817523<text:s text:c="2"/>0.6944837340876986<text:s text:c="2"/>0.6859971711456818<text:s text:c="2"/>0.27581329561527457<text:s text:c="2"/>0.09618104667609728<text:s text:c="2"/>-0.6492220650636463<text:s text:c="2"/>0.11111111111111094<text:s text:c="2"/>-0.15555555555555545<text:s text:c="2"/>0.7333333333333332<text:s text:c="2"/>0.6888888888888887<text:s text:c="2"/>-0.9555555555555555<text:s text:c="2"/></text:span></text:p>
      <text:p text:style-name="P7"><text:span text:style-name="T7_1">0.8019801980198049<text:s text:c="2"/>0.7425742574257512<text:s text:c="2"/>0.7284299858557339<text:s text:c="2"/>0.2814710042432911<text:s text:c="2"/>0.09618104667609728<text:s text:c="2"/>-0.6591230551626632<text:s text:c="2"/>0.6444444444444442<text:s text:c="2"/>-0.5555555555555558<text:s text:c="2"/>0.911111111111111<text:s text:c="2"/>0.5111111111111108<text:s text:c="2"/>-0.28888888888888886<text:s text:c="2"/></text:span></text:p>
      <text:p text:style-name="P8"><text:span text:style-name="T8_1">0.7892503536067879<text:s text:c="2"/>0.7298444130127342<text:s text:c="2"/>0.7256011315417337<text:s text:c="2"/>0.3253182461103272<text:s text:c="2"/>0.14002828854314942<text:s text:c="2"/>-0.6435643564356458<text:s text:c="2"/>0.15555555555555545<text:s text:c="2"/>1.0<text:s text:c="2"/>0.8222222222222222<text:s text:c="2"/>0.02222222222222192<text:s text:c="2"/>1.0<text:s text:c="2"/></text:span></text:p>
      <text:p text:style-name="P9"><text:span text:style-name="T9_1">0.6025459688826098<text:s text:c="2"/>0.5487977369165566<text:s text:c="2"/>0.5403111739745399<text:s text:c="2"/>0.14002828854314942<text:s text:c="2"/>-0.03536067892502737<text:s text:c="2"/>-0.7835926449787872<text:s text:c="2"/>-1.0<text:s text:c="2"/>0.15555555555555545<text:s text:c="2"/>-0.37777777777777777<text:s text:c="2"/>0.02222222222222192<text:s text:c="2"/>0.15555555555555545<text:s text:c="2"/></text:span></text:p>
      <text:p text:style-name="P10"><text:span text:style-name="T10_1">0.7213578500707172<text:s text:c="2"/>0.6647807637906638<text:s text:c="2"/>0.6506364922206465<text:s text:c="2"/>0.21074964639322036<text:s text:c="2"/>0.02545968882602634<text:s text:c="2"/>-0.7383309759547348<text:s text:c="2"/>0.02222222222222192<text:s text:c="2"/>-0.15555555555555545<text:s text:c="2"/>0.33333333333333326<text:s text:c="2"/>-0.022222222222222476<text:s text:c="2"/>0.911111111111111<text:s text:c="2"/></text:span></text:p>
      <text:p text:style-name="P11"><text:span text:style-name="T11_1">0.9151343705799118<text:s text:c="2"/>0.8528995756718578<text:s text:c="2"/>0.842998585572841<text:s text:c="2"/>0.3790664780763804<text:s text:c="2"/>0.17821782178218504<text:s text:c="2"/>-0.6407355021216455<text:s text:c="2"/>0.9555555555555555<text:s text:c="2"/>-0.9555555555555555<text:s text:c="2"/>-0.11111111111111094<text:s text:c="2"/>-1.0<text:s text:c="2"/>-1.0<text:s text:c="2"/></text:span></text:p>
      <text:p text:style-name="P12"><text:span text:style-name="T12_1">0.7949080622348044<text:s text:c="2"/>0.7340876944837345<text:s text:c="2"/>0.7369165487977347<text:s text:c="2"/>0.35926449787836257<text:s text:c="2"/>0.17397454031116877<text:s text:c="2"/>-0.6294200848656284<text:s text:c="2"/>-0.24444444444444435<text:s text:c="2"/>0.24444444444444446<text:s text:c="2"/>-0.11111111111111094<text:s text:c="2"/>-1.0<text:s text:c="2"/>-1.0<text:s text:c="2"/></text:span></text:p>
      <text:p text:style-name="P13"><text:span text:style-name="T13_1">0.8260254596888232<text:s text:c="2"/>0.7666195190947696<text:s text:c="2"/>0.7454031117397515<text:s text:c="2"/>0.24752475247525574<text:s text:c="2"/>0.050919377652044906<text:s text:c="2"/>-0.7298444130127341<text:s text:c="2"/>0.9555555555555555<text:s text:c="2"/>-1.0<text:s text:c="2"/>-0.28888888888888886<text:s text:c="2"/>0.28888888888888875<text:s text:c="2"/>-0.28888888888888886<text:s text:c="2"/></text:span></text:p>
      <text:p text:style-name="P14"><text:span text:style-name="T14_1">0.7213578500707172<text:s text:c="2"/>0.6633663366336637<text:s text:c="2"/>0.6633663366336637<text:s text:c="2"/>0.2814710042432911<text:s text:c="2"/>0.10042432814709756<text:s text:c="2"/>-0.687411598302682<text:s text:c="2"/>-0.5111111111111113<text:s text:c="2"/>0.8666666666666665<text:s text:c="2"/>0.24444444444444446<text:s text:c="2"/>-0.6444444444444442<text:s text:c="2"/>0.8222222222222222<text:s text:c="2"/></text:span></text:p>
      <text:p text:style-name="P15"><text:span text:style-name="T15_1">0.738330975954735<text:s text:c="2"/>0.6803394625176813<text:s text:c="2"/>0.677510608203681<text:s text:c="2"/>0.2828854314002911<text:s text:c="2"/>0.09900990099009754<text:s text:c="2"/>-0.6916548797736984<text:s text:c="2"/>-0.28888888888888886<text:s text:c="2"/>0.8666666666666665<text:s text:c="2"/>0.15555555555555545<text:s text:c="2"/>-0.4666666666666668<text:s text:c="2"/>0.911111111111111<text:s text:c="2"/></text:span></text:p>
      <text:p text:style-name="P16"><text:span text:style-name="T16_1">0.6987270155586991<text:s text:c="2"/>0.6421499292786457<text:s text:c="2"/>0.6322489391796287<text:s text:c="2"/>0.2178217821782209<text:s text:c="2"/>0.04101838755304388<text:s text:c="2"/>-0.7072135785006999<text:s text:c="2"/>-0.37777777777777777<text:s text:c="2"/>-1.0<text:s text:c="2"/>1.0<text:s text:c="2"/>-0.8666666666666666<text:s text:c="2"/>0.06666666666666643<text:s text:c="2"/></text:span></text:p>
      <text:p text:style-name="P17"><text:span text:style-name="T17_1">0.6506364922206465<text:s text:c="2"/>0.5968882602545933<text:s text:c="2"/>0.582743988684592<text:s text:c="2"/>0.15417256011315073<text:s text:c="2"/>-0.02687411598302658<text:s text:c="2"/>-0.7779349363507706<text:s text:c="2"/>-0.37777777777777777<text:s text:c="2"/>0.4666666666666668<text:s text:c="2"/>-0.28888888888888886<text:s text:c="2"/>0.5999999999999996<text:s text:c="2"/>1.0<text:s text:c="2"/></text:span></text:p>
      <text:p text:style-name="P18"><text:span text:style-name="T18_1">0.6449787835926459<text:s text:c="2"/>0.5898161244695925<text:s text:c="2"/>0.5841584158415922<text:s text:c="2"/>0.1994342291372031<text:s text:c="2"/>0.029702970297026843<text:s text:c="2"/>-0.6930693069306986<text:s text:c="2"/>-0.8666666666666666<text:s text:c="2"/>-1.0<text:s text:c="2"/>1.0<text:s text:c="2"/>-0.5111111111111113<text:s text:c="2"/>-1.0<text:s text:c="2"/></text:span></text:p>
      <text:p text:style-name="P19"><text:span text:style-name="T19_1">0.9108910891089115<text:s text:c="2"/>0.8486562942008575<text:s text:c="2"/>0.8359264497878403<text:s text:c="2"/>0.3521923620933618<text:s text:c="2"/>0.14568599717114994<text:s text:c="2"/>-0.7029702970296995<text:s text:c="2"/>1.0<text:s text:c="2"/>-0.37777777777777777<text:s text:c="2"/>-1.0<text:s text:c="2"/>-1.0<text:s text:c="2"/>-0.11111111111111094<text:s text:c="2"/></text:span></text:p>
      <text:p text:style-name="P20"><text:span text:style-name="T20_1">0.6478076379066462<text:s text:c="2"/>0.5926449787835928<text:s text:c="2"/>0.5884016973125925<text:s text:c="2"/>0.20933521923620413<text:s text:c="2"/>0.03960396039604386<text:s text:c="2"/>-0.6916548797736984<text:s text:c="2"/>-0.8666666666666666<text:s text:c="2"/>-0.37777777777777777<text:s text:c="2"/>1.0<text:s text:c="2"/>-0.33333333333333337<text:s text:c="2"/>-0.37777777777777777<text:s text:c="2"/></text:span></text:p>
      <text:p text:style-name="P21"><text:span text:style-name="T21_1">0.7270155586987339<text:s text:c="2"/>0.667609618104664<text:s text:c="2"/>0.6690240452616643<text:s text:c="2"/>0.2927864214992921<text:s text:c="2"/>0.11173974540311482<text:s text:c="2"/>-0.676096181046681<text:s text:c="2"/>-0.5111111111111113<text:s text:c="2"/>0.911111111111111<text:s text:c="2"/>0.28888888888888875<text:s text:c="2"/>-0.6444444444444442<text:s text:c="2"/>0.6444444444444442<text:s text:c="2"/></text:span></text:p>
      <text:p text:style-name="P22"><text:span text:style-name="T22_1">0.7072135785007159<text:s text:c="2"/>0.6492220650636462<text:s text:c="2"/>0.6478076379066462<text:s text:c="2"/>0.26591230551627354<text:s text:c="2"/>0.08345120226308<text:s text:c="2"/>-0.7029702970296995<text:s text:c="2"/>-0.6000000000000002<text:s text:c="2"/>0.8222222222222222<text:s text:c="2"/>0.06666666666666643<text:s text:c="2"/>-0.6888888888888887<text:s text:c="2"/>0.8222222222222222<text:s text:c="2"/></text:span></text:p>
      <text:p text:style-name="P23"><text:span text:style-name="T23_1">0.7171145685997169<text:s text:c="2"/>0.6605374823196635<text:s text:c="2"/>0.654879773691663<text:s text:c="2"/>0.2560113154172565<text:s text:c="2"/>0.07637906647807924<text:s text:c="2"/>-0.6916548797736984<text:s text:c="2"/>-0.37777777777777777<text:s text:c="2"/>-0.15555555555555545<text:s text:c="2"/>1.0<text:s text:c="2"/>-1.0<text:s text:c="2"/>0.911111111111111<text:s text:c="2"/></text:span></text:p>
      <text:p text:style-name="P24"><text:span text:style-name="T24_1">0.6124469589816108<text:s text:c="2"/>0.5586987270155577<text:s text:c="2"/>0.5516265912305569<text:s text:c="2"/>0.16548797736916798<text:s text:c="2"/>-0.005657708628008518<text:s text:c="2"/>-0.739745403111735<text:s text:c="2"/>-1.0<text:s text:c="2"/>-0.15555555555555545<text:s text:c="2"/>0.33333333333333326<text:s text:c="2"/>-0.022222222222222476<text:s text:c="2"/>-0.28888888888888886<text:s text:c="2"/></text:span></text:p>
      <text:p text:style-name="P25"><text:span text:style-name="T25_1">0.6265912305516281<text:s text:c="2"/>0.571428571428575<text:s text:c="2"/>0.562942008486558<text:s text:c="2"/>0.166902404526168<text:s text:c="2"/>-0.005657708628008518<text:s text:c="2"/>-0.7468175388967517<text:s text:c="2"/>-1.0<text:s text:c="2"/>-1.0<text:s text:c="2"/>0.4222222222222223<text:s text:c="2"/>-1.0<text:s text:c="2"/>-0.37777777777777777<text:s text:c="2"/></text:span></text:p>
      <text:p text:style-name="P26"><text:span text:style-name="T26_1">0.8062234794908054<text:s text:c="2"/>0.7454031117397515<text:s text:c="2"/>0.751060820367752<text:s text:c="2"/>0.3903818953323974<text:s text:c="2"/>0.20933521923620413<text:s text:c="2"/>-0.572842998585575<text:s text:c="2"/>-0.24444444444444435<text:s text:c="2"/>0.19999999999999996<text:s text:c="2"/>1.0<text:s text:c="2"/>-0.9111111111111111<text:s text:c="2"/>-1.0<text:s text:c="2"/></text:span></text:p>
      <text:p text:style-name="P27"><text:span text:style-name="T27_1">0.6647807637906638<text:s text:c="2"/>0.6082036775106103<text:s text:c="2"/>0.6096181046676106<text:s text:c="2"/>0.2545968882602565<text:s text:c="2"/>0.08345120226308<text:s text:c="2"/>-0.6718528995756645<text:s text:c="2"/>-1.0<text:s text:c="2"/>0.19999999999999996<text:s text:c="2"/>1.0<text:s text:c="2"/>-0.9111111111111111<text:s text:c="2"/>0.19999999999999996<text:s text:c="2"/></text:span></text:p>
      <text:p text:style-name="P28"><text:span text:style-name="T28_1">0.6874115983026821<text:s text:c="2"/>0.6308345120226286<text:s text:c="2"/>0.6294200848656284<text:s text:c="2"/>0.24752475247525574<text:s text:c="2"/>0.06789250353606247<text:s text:c="2"/>-0.7100424328147161<text:s text:c="2"/>-0.6888888888888887<text:s text:c="2"/>0.6888888888888887<text:s text:c="2"/>0.15555555555555545<text:s text:c="2"/>-0.6000000000000002<text:s text:c="2"/>0.7333333333333332<text:s text:c="2"/></text:span></text:p>
      <text:p text:style-name="P29"><text:span text:style-name="T29_1">0.7425742574257512<text:s text:c="2"/>0.6831683168316816<text:s text:c="2"/>0.6845827439886818<text:s text:c="2"/>0.3069306930693094<text:s text:c="2"/>0.12588401697313212<text:s text:c="2"/>-0.6633663366336637<text:s text:c="2"/>-0.4222222222222223<text:s text:c="2"/>1.0<text:s text:c="2"/>0.4222222222222223<text:s text:c="2"/>-0.6000000000000002<text:s text:c="2"/>0.7333333333333332<text:s text:c="2"/></text:span></text:p>
      <text:p text:style-name="P30"><text:span text:style-name="T30_1">0.6181046676096273<text:s text:c="2"/>0.5643564356435742<text:s text:c="2"/>0.5544554455445572<text:s text:c="2"/>0.15558698727015097<text:s text:c="2"/>-0.014144271570009304<text:s text:c="2"/>-0.739745403111735<text:s text:c="2"/>-0.9111111111111111<text:s text:c="2"/>-0.7777777777777777<text:s text:c="2"/>1.0<text:s text:c="2"/>-0.5111111111111113<text:s text:c="2"/>0.19999999999999996<text:s text:c="2"/></text:span></text:p>
      <text:p text:style-name="P31"><text:span text:style-name="T31_1">0.6407355021216454<text:s text:c="2"/>0.5869872701555923<text:s text:c="2"/>0.571428571428575<text:s text:c="2"/>0.1527581329561507<text:s text:c="2"/>-0.016973125884009566<text:s text:c="2"/>-0.7142857142857166<text:s text:c="2"/>-0.37777777777777777<text:s text:c="2"/>-1.0<text:s text:c="2"/>1.0<text:s text:c="2"/>1.0<text:s text:c="2"/>-1.0<text:s text:c="2"/></text:span></text:p>
      <text:p text:style-name="P32"><text:span text:style-name="T32_1">0.6181046676096273<text:s text:c="2"/>0.5643564356435742<text:s text:c="2"/>0.5558698727015574<text:s text:c="2"/>0.16124469589816748<text:s text:c="2"/>-0.00990099009900891<text:s text:c="2"/>-0.739745403111735<text:s text:c="2"/>-1.0<text:s text:c="2"/>-1.0<text:s text:c="2"/>1.0<text:s text:c="2"/>-1.0<text:s text:c="2"/>0.19999999999999996<text:s text:c="2"/></text:span></text:p>
      <text:p text:style-name="P33"><text:span text:style-name="T33_1">0.5586987270155577<text:s text:c="2"/>0.5077793493635048<text:s text:c="2"/>0.49222065063648723<text:s text:c="2"/>0.07496463932107922<text:s text:c="2"/>-0.09618104667609728<text:s text:c="2"/>-0.8033946251768052<text:s text:c="2"/>-1.0<text:s text:c="2"/>-0.37777777777777777<text:s text:c="2"/>-0.19999999999999996<text:s text:c="2"/>0.8666666666666665<text:s text:c="2"/>-0.37777777777777777<text:s text:c="2"/></text:span></text:p>
      <text:p text:style-name="P34"><text:span text:style-name="T34_1">0.5884016973125925<text:s text:c="2"/>0.5374823196605396<text:s text:c="2"/>0.510608203677505<text:s text:c="2"/>0.035360678925043354<text:s text:c="2"/>-0.14427157001414992<text:s text:c="2"/>-0.854314002828858<text:s text:c="2"/>-0.37777777777777777<text:s text:c="2"/>-1.0<text:s text:c="2"/>-0.19999999999999996<text:s text:c="2"/>0.8666666666666665<text:s text:c="2"/>0.8222222222222222<text:s text:c="2"/></text:span></text:p>
      <text:p text:style-name="P35"><text:span text:style-name="T35_1">0.7256011315417337<text:s text:c="2"/>0.667609618104664<text:s text:c="2"/>0.666195190947664<text:s text:c="2"/>0.28429985855729134<text:s text:c="2"/>0.10325318246109783<text:s text:c="2"/>-0.6789250353606812<text:s text:c="2"/>-0.4222222222222223<text:s text:c="2"/>0.9555555555555555<text:s text:c="2"/>0.37777777777777777<text:s text:c="2"/>-0.37777777777777777<text:s text:c="2"/>0.7777777777777777<text:s text:c="2"/></text:span></text:p>
      <text:p text:style-name="P36"><text:span text:style-name="T36_1">0.60396039603961<text:s text:c="2"/>0.5502121640735569<text:s text:c="2"/>0.5403111739745399<text:s text:c="2"/>0.14144271570014966<text:s text:c="2"/>-0.029702970297026843<text:s text:c="2"/>-0.7567185289957526<text:s text:c="2"/>-1.0<text:s text:c="2"/>-0.6888888888888887<text:s text:c="2"/>0.8222222222222222<text:s text:c="2"/>-0.5555555555555558<text:s text:c="2"/>0.37777777777777777<text:s text:c="2"/></text:span></text:p>
      <text:p text:style-name="P37"><text:span text:style-name="T37_1">0.6209335219236276<text:s text:c="2"/>0.5671852899575744<text:s text:c="2"/>0.5586987270155577<text:s text:c="2"/>0.16548797736916798<text:s text:c="2"/>-0.005657708628008518<text:s text:c="2"/>-0.7355021216407346<text:s text:c="2"/>-0.9555555555555555<text:s text:c="2"/>-0.7777777777777777<text:s text:c="2"/>1.0<text:s text:c="2"/>-0.7333333333333332<text:s text:c="2"/>0.19999999999999996<text:s text:c="2"/></text:span></text:p>
      <text:p text:style-name="P38"><text:span text:style-name="T38_1">0.6746817538896808<text:s text:c="2"/>0.6195190947666276<text:s text:c="2"/>0.6067892503536103<text:s text:c="2"/>0.17963224893918528<text:s text:c="2"/>-0.0014144271569921374<text:s text:c="2"/>-0.7553041018387525<text:s text:c="2"/>-0.37777777777777777<text:s text:c="2"/>-0.37777777777777777<text:s text:c="2"/>0.4222222222222223<text:s text:c="2"/>-0.37777777777777777<text:s text:c="2"/>0.8222222222222222<text:s text:c="2"/></text:span></text:p>
      <text:p text:style-name="P39"><text:span text:style-name="T39_1">0.5374823196605396<text:s text:c="2"/>0.4865629420084867<text:s text:c="2"/>0.46534653465346865<text:s text:c="2"/>0.02545968882602634<text:s text:c="2"/>-0.14568599717115005<text:s text:c="2"/>-0.8458274398868412<text:s text:c="2"/>-1.0<text:s text:c="2"/>-1.0<text:s text:c="2"/>0.4222222222222223<text:s text:c="2"/>0.28888888888888875<text:s text:c="2"/>1.0<text:s text:c="2"/></text:span></text:p>
      <text:p text:style-name="P40"><text:span text:style-name="T40_1">0.7029702970296994<text:s text:c="2"/>0.6492220650636462<text:s text:c="2"/>0.6237623762376279<text:s text:c="2"/>0.12729844413013214<text:s text:c="2"/>-0.06364922206506207<text:s text:c="2"/>-0.821782178217823<text:s text:c="2"/>0.19999999999999996<text:s text:c="2"/>-1.0<text:s text:c="2"/>-0.7777777777777777<text:s text:c="2"/>0.28888888888888875<text:s text:c="2"/>0.19999999999999996<text:s text:c="2"/></text:span></text:p>
      <text:p text:style-name="P41"><text:span text:style-name="T41_1">0.7171145685997169<text:s text:c="2"/>0.6591230551626632<text:s text:c="2"/>0.6591230551626632<text:s text:c="2"/>0.27864214992927483<text:s text:c="2"/>0.0975954738330973<text:s text:c="2"/>-0.6859971711456818<text:s text:c="2"/>-0.5111111111111113<text:s text:c="2"/>0.911111111111111<text:s text:c="2"/>0.33333333333333326<text:s text:c="2"/>-0.5555555555555558<text:s text:c="2"/>0.8666666666666665<text:s text:c="2"/></text:span></text:p>
      <text:p text:style-name="P42"><text:span text:style-name="T42_1">0.6958981612446988<text:s text:c="2"/>0.6393210749646454<text:s text:c="2"/>0.6379066478076452<text:s text:c="2"/>0.25742574257425677<text:s text:c="2"/>0.0792079207920795<text:s text:c="2"/>-0.697312588401699<text:s text:c="2"/>-0.6000000000000002<text:s text:c="2"/>0.8666666666666665<text:s text:c="2"/>0.33333333333333326<text:s text:c="2"/>-0.4222222222222223<text:s text:c="2"/>0.8222222222222222<text:s text:c="2"/></text:span></text:p>
      <text:p text:style-name="P43"><text:span text:style-name="T43_1">0.1711456859971685<text:s text:c="2"/>0.1301272984441324<text:s text:c="2"/>0.1159830268741151<text:s text:c="2"/>-0.1895332390381862<text:s text:c="2"/>-0.2970297029702925<text:s text:c="2"/>-0.8316831683168238<text:s text:c="2"/>-0.9555555555555555<text:s text:c="2"/>-0.6444444444444442<text:s text:c="2"/>1.0<text:s text:c="2"/>-0.6888888888888887<text:s text:c="2"/>0.4222222222222223<text:s text:c="2"/></text:span></text:p>
      <text:p text:style-name="P44"><text:span text:style-name="T44_1">0.6181046676096273<text:s text:c="2"/>0.5643564356435742<text:s text:c="2"/>0.5544554455445572<text:s text:c="2"/>0.15417256011315073<text:s text:c="2"/>-0.016973125884009566<text:s text:c="2"/>-0.7468175388967517<text:s text:c="2"/>-0.9111111111111111<text:s text:c="2"/>-0.8666666666666666<text:s text:c="2"/>0.9555555555555555<text:s text:c="2"/>-0.7333333333333332<text:s text:c="2"/>0.33333333333333326<text:s text:c="2"/></text:span></text:p>
      <text:p text:style-name="P45"><text:span text:style-name="T45_1">0.676096181046681<text:s text:c="2"/>0.6209335219236276<text:s text:c="2"/>0.6096181046676106<text:s text:c="2"/>0.19377652050920258<text:s text:c="2"/>0.015558698727009546<text:s text:c="2"/>-0.7284299858557339<text:s text:c="2"/>-0.37777777777777777<text:s text:c="2"/>-0.37777777777777777<text:s text:c="2"/>1.0<text:s text:c="2"/>-0.37777777777777777<text:s text:c="2"/>1.0<text:s text:c="2"/></text:span></text:p>
      <text:p text:style-name="P46"><text:span text:style-name="T46_1">0.7256011315417337<text:s text:c="2"/>0.667609618104664<text:s text:c="2"/>0.6633663366336637<text:s text:c="2"/>0.2687411598302738<text:s text:c="2"/>0.09052333804809676<text:s text:c="2"/>-0.6732673267326645<text:s text:c="2"/>-0.37777777777777777<text:s text:c="2"/>-0.37777777777777777<text:s text:c="2"/>1.0<text:s text:c="2"/>-1.0<text:s text:c="2"/>0.19999999999999996<text:s text:c="2"/></text:span></text:p>
      <text:p text:style-name="P47"><text:span text:style-name="T47_1">0.6506364922206465<text:s text:c="2"/>0.5968882602545933<text:s text:c="2"/>0.5799151343705757<text:s text:c="2"/>0.14144271570014966<text:s text:c="2"/>-0.03536067892502737<text:s text:c="2"/>-0.7652050919377695<text:s text:c="2"/>-0.37777777777777777<text:s text:c="2"/>-1.0<text:s text:c="2"/>1.0<text:s text:c="2"/>-0.33333333333333337<text:s text:c="2"/>1.0<text:s text:c="2"/></text:span></text:p>
      <text:p text:style-name="P48"><text:span text:style-name="T48_1">0.7227722772277174<text:s text:c="2"/>0.6647807637906638<text:s text:c="2"/>0.6633663366336637<text:s text:c="2"/>0.28005657708627485<text:s text:c="2"/>0.09900990099009754<text:s text:c="2"/>-0.6845827439886817<text:s text:c="2"/>-0.4666666666666668<text:s text:c="2"/>0.911111111111111<text:s text:c="2"/>0.33333333333333326<text:s text:c="2"/>-0.5111111111111113<text:s text:c="2"/>0.8666666666666665<text:s text:c="2"/></text:span></text:p>
      <text:p text:style-name="P49"><text:span text:style-name="T49_1">0.6916548797736983<text:s text:c="2"/>0.6350777934936451<text:s text:c="2"/>0.6336633663366289<text:s text:c="2"/>0.24893917963225598<text:s text:c="2"/>0.0693069306930787<text:s text:c="2"/>-0.7072135785006999<text:s text:c="2"/>-0.6444444444444442<text:s text:c="2"/>0.7777777777777777<text:s text:c="2"/>0.24444444444444446<text:s text:c="2"/>-0.5111111111111113<text:s text:c="2"/>0.911111111111111<text:s text:c="2"/></text:span></text:p>
      <text:p text:style-name="P50"><text:span text:style-name="T50_1">0.6195190947666276<text:s text:c="2"/>0.5657708628005744<text:s text:c="2"/>0.5572842998585574<text:s text:c="2"/>0.16265912305516772<text:s text:c="2"/>-0.00848656294200878<text:s text:c="2"/>-0.7411598302687351<text:s text:c="2"/>-0.9555555555555555<text:s text:c="2"/>-0.6888888888888887<text:s text:c="2"/>0.8222222222222222<text:s text:c="2"/>-0.6888888888888887<text:s text:c="2"/>0.19999999999999996<text:s text:c="2"/></text:span></text:p>
      <text:p text:style-name="P51"><text:span text:style-name="T51_1">0.6223479490806278<text:s text:c="2"/>0.5685997171145747<text:s text:c="2"/>0.5601131541725577<text:s text:c="2"/>0.15558698727015097<text:s text:c="2"/>-0.022630834512026188<text:s text:c="2"/>-0.7850070721357874<text:s text:c="2"/>-1.0<text:s text:c="2"/>-0.37777777777777777<text:s text:c="2"/>-0.19999999999999996<text:s text:c="2"/>-1.0<text:s text:c="2"/>0.4222222222222223<text:s text:c="2"/></text:span></text:p>
      <text:p text:style-name="P52"><text:span text:style-name="T52_1">0.666195190947664<text:s text:c="2"/>0.6124469589816108<text:s text:c="2"/>0.594059405940593<text:s text:c="2"/>0.1343705799151329<text:s text:c="2"/>-0.050919377652044906<text:s text:c="2"/>-0.8175388967468225<text:s text:c="2"/>-0.37777777777777777<text:s text:c="2"/>-1.0<text:s text:c="2"/>-0.19999999999999996<text:s text:c="2"/>-1.0<text:s text:c="2"/>1.0<text:s text:c="2"/></text:span></text:p>
      <text:p text:style-name="P53"><text:span text:style-name="T53_1">0.5473833097595566<text:s text:c="2"/>0.4964639321075037<text:s text:c="2"/>0.4780763790664859<text:s text:c="2"/>0.04526166902404438<text:s text:c="2"/>-0.12588401697313212<text:s text:c="2"/>-0.8302687411598237<text:s text:c="2"/>-1.0<text:s text:c="2"/>-0.9555555555555555<text:s text:c="2"/>0.4666666666666668<text:s text:c="2"/>0.15555555555555545<text:s text:c="2"/>0.8666666666666665<text:s text:c="2"/></text:span></text:p>
      <text:p text:style-name="P54"><text:span text:style-name="T54_1">0.7185289957567169<text:s text:c="2"/>0.6605374823196635<text:s text:c="2"/>0.6591230551626632<text:s text:c="2"/>0.2743988684582743<text:s text:c="2"/>0.09335219236209702<text:s text:c="2"/>-0.6902404526166822<text:s text:c="2"/>-0.5111111111111113<text:s text:c="2"/>0.8666666666666665<text:s text:c="2"/>0.24444444444444446<text:s text:c="2"/>-0.5555555555555558<text:s text:c="2"/>0.8222222222222222<text:s text:c="2"/></text:span></text:p>
      <text:p text:style-name="P55"><text:span text:style-name="T55_1">0.7043847241866996<text:s text:c="2"/>0.6478076379066462<text:s text:c="2"/>0.6449787835926459<text:s text:c="2"/>0.2588401697312568<text:s text:c="2"/>0.07779349363507948<text:s text:c="2"/>-0.6987270155586991<text:s text:c="2"/>-0.5111111111111113<text:s text:c="2"/>0.7777777777777777<text:s text:c="2"/>0.28888888888888875<text:s text:c="2"/>-0.4222222222222223<text:s text:c="2"/>0.8222222222222222<text:s text:c="2"/></text:span></text:p>
      <text:p text:style-name="P56"><text:span text:style-name="T56_1">0.6209335219236276<text:s text:c="2"/>0.5671852899575744<text:s text:c="2"/>0.5586987270155577<text:s text:c="2"/>0.16407355021216774<text:s text:c="2"/>-0.007072135785008649<text:s text:c="2"/>-0.7369165487977347<text:s text:c="2"/>-0.9555555555555555<text:s text:c="2"/>-0.7333333333333332<text:s text:c="2"/>1.0<text:s text:c="2"/>-0.6888888888888887<text:s text:c="2"/>0.33333333333333326<text:s text:c="2"/></text:span></text:p>
      <text:p text:style-name="P57"><text:span text:style-name="T57_1">0.6067892503536103<text:s text:c="2"/>0.5530410183875571<text:s text:c="2"/>0.5431400282885401<text:s text:c="2"/>0.14710042432815018<text:s text:c="2"/>-0.02404526166902632<text:s text:c="2"/>-0.749646393210752<text:s text:c="2"/>-1.0<text:s text:c="2"/>-0.7777777777777777<text:s text:c="2"/>0.9555555555555555<text:s text:c="2"/>-0.6444444444444442<text:s text:c="2"/>0.37777777777777777<text:s text:c="2"/></text:span></text:p>
      <text:p text:style-name="P58"><text:span text:style-name="T58_1">0.6025459688826098<text:s text:c="2"/>0.5502121640735569<text:s text:c="2"/>0.5388967468175396<text:s text:c="2"/>0.14002828854314942<text:s text:c="2"/>-0.032531824611027105<text:s text:c="2"/>-0.7694483734087698<text:s text:c="2"/>-1.0<text:s text:c="2"/>-0.37777777777777777<text:s text:c="2"/>0.4222222222222223<text:s text:c="2"/>-0.37777777777777777<text:s text:c="2"/>0.4222222222222223<text:s text:c="2"/></text:span></text:p>
      <text:p text:style-name="P59"><text:span text:style-name="T59_1">0.6478076379066462<text:s text:c="2"/>0.594059405940593<text:s text:c="2"/>0.572842998585575<text:s text:c="2"/>0.10042432814709756<text:s text:c="2"/>-0.08628005657708027<text:s text:c="2"/>-0.8458274398868412<text:s text:c="2"/>-0.37777777777777777<text:s text:c="2"/>-1.0<text:s text:c="2"/>-0.7777777777777777<text:s text:c="2"/>-0.37777777777777777<text:s text:c="2"/>0.4222222222222223<text:s text:c="2"/></text:span></text:p>
      <text:p text:style-name="P60"><text:span text:style-name="T60_1">0.5431400282885401<text:s text:c="2"/>0.49222065063648723<text:s text:c="2"/>0.4724186704384694<text:s text:c="2"/>0.031117397454026863<text:s text:c="2"/>-0.14002828854313343<text:s text:c="2"/>-0.844413012729841<text:s text:c="2"/>-0.9555555555555555<text:s text:c="2"/>-1.0<text:s text:c="2"/>0.37777777777777777<text:s text:c="2"/>0.19999999999999996<text:s text:c="2"/>1.0<text:s text:c="2"/></text:span></text:p>
      <text:p text:style-name="P61"><text:span text:style-name="T61_1">0.6973125884016989<text:s text:c="2"/>0.6407355021216454<text:s text:c="2"/>0.6350777934936451<text:s text:c="2"/>0.24045261669023898<text:s text:c="2"/>0.05940594059406168<text:s text:c="2"/>-0.7171145685997169<text:s text:c="2"/>-0.5111111111111113<text:s text:c="2"/>0.7333333333333332<text:s text:c="2"/>0.15555555555555545<text:s text:c="2"/>-0.37777777777777777<text:s text:c="2"/>1.0<text:s text:c="2"/></text:span></text:p>
      <text:p text:style-name="P62"><text:span text:style-name="T62_1">0.7086280056577161<text:s text:c="2"/>0.6506364922206465<text:s text:c="2"/>0.6478076379066462<text:s text:c="2"/>0.26025459688825703<text:s text:c="2"/>0.0792079207920795<text:s text:c="2"/>-0.697312588401699<text:s text:c="2"/>-0.5111111111111113<text:s text:c="2"/>0.7333333333333332<text:s text:c="2"/>0.4222222222222223<text:s text:c="2"/>-0.5111111111111113<text:s text:c="2"/>0.9555555555555555<text:s text:c="2"/></text:span></text:p>
      <text:p text:style-name="P63"><text:span text:style-name="T63_1">0.6251768033946281<text:s text:c="2"/>0.571428571428575<text:s text:c="2"/>0.5615275813295579<text:s text:c="2"/>0.16265912305516772<text:s text:c="2"/>-0.00848656294200878<text:s text:c="2"/>-0.7425742574257352<text:s text:c="2"/>-0.9111111111111111<text:s text:c="2"/>-0.6888888888888887<text:s text:c="2"/>0.8666666666666665<text:s text:c="2"/>-0.7333333333333332<text:s text:c="2"/>0.4222222222222223<text:s text:c="2"/></text:span></text:p>
      <text:p text:style-name="P64"><text:span text:style-name="T64_1">0.5997171145686095<text:s text:c="2"/>0.5473833097595566<text:s text:c="2"/>0.5360678925035396<text:s text:c="2"/>0.13719943422913317<text:s text:c="2"/>-0.032531824611027105<text:s text:c="2"/>-0.7553041018387525<text:s text:c="2"/>-1.0<text:s text:c="2"/>-0.8222222222222221<text:s text:c="2"/>0.9555555555555555<text:s text:c="2"/>-0.5555555555555558<text:s text:c="2"/>0.33333333333333326<text:s text:c="2"/></text:span></text:p>
      <text:p text:style-name="P65"><text:span text:style-name="T65_1">0.5912305516265928<text:s text:c="2"/>0.5403111739745399<text:s text:c="2"/>0.5134370579915213<text:s text:c="2"/>0.033946251768043334<text:s text:c="2"/>-0.14992927864215044<text:s text:c="2"/>-0.8769448373408761<text:s text:c="2"/>-0.37777777777777777<text:s text:c="2"/>-0.37777777777777777<text:s text:c="2"/>-1.0<text:s text:c="2"/>1.0<text:s text:c="2"/>1.0<text:s text:c="2"/></text:span></text:p>
      <text:p text:style-name="P66"><text:span text:style-name="T66_1">0.5431400282885401<text:s text:c="2"/>0.49222065063648723<text:s text:c="2"/>0.4724186704384694<text:s text:c="2"/>0.03960396039604386<text:s text:c="2"/>-0.1301272984441325<text:s text:c="2"/>-0.8288543140028235<text:s text:c="2"/>-1.0<text:s text:c="2"/>-1.0<text:s text:c="2"/>0.6444444444444442<text:s text:c="2"/>0.19999999999999996<text:s text:c="2"/>1.0<text:s text:c="2"/></text:span></text:p>
      <text:p text:style-name="P67"><text:span text:style-name="T67_1">0.5318246110325391<text:s text:c="2"/>0.4823196605374864<text:s text:c="2"/>0.4596888260254681<text:s text:c="2"/>0.016973125884025775<text:s text:c="2"/>-0.15558698727015097<text:s text:c="2"/>-0.8557284299858582<text:s text:c="2"/>-1.0<text:s text:c="2"/>-0.8666666666666666<text:s text:c="2"/>0.15555555555555545<text:s text:c="2"/>0.4222222222222223<text:s text:c="2"/>1.0<text:s text:c="2"/></text:span></text:p>
      <text:p text:style-name="P68"><text:span text:style-name="T68_1">0.7821782178217871<text:s text:c="2"/>0.7241867043847336<text:s text:c="2"/>0.7072135785007159<text:s text:c="2"/>0.23338048090523844<text:s text:c="2"/>0.03960396039604386<text:s text:c="2"/>-0.7510608203677521<text:s text:c="2"/>0.33333333333333326<text:s text:c="2"/>-0.9111111111111111<text:s text:c="2"/>-0.8666666666666666<text:s text:c="2"/>-0.33333333333333337<text:s text:c="2"/>-0.9111111111111111<text:s text:c="2"/></text:span></text:p>
      <text:p text:style-name="P69"><text:span text:style-name="T69_1">0.8910891089108937<text:s text:c="2"/>0.8302687411598397<text:s text:c="2"/>0.8161244695898224<text:s text:c="2"/>0.3380480905233445<text:s text:c="2"/>0.13861386138613319<text:s text:c="2"/>-0.6746817538896808<text:s text:c="2"/>1.0<text:s text:c="2"/>-0.9111111111111111<text:s text:c="2"/>0.33333333333333326<text:s text:c="2"/>-1.0<text:s text:c="2"/>0.28888888888888875<text:s text:c="2"/></text:span></text:p>
      <text:p text:style-name="P70"><text:span text:style-name="T70_1">0.499292786421504<text:s text:c="2"/>0.45120226308345135<text:s text:c="2"/>0.42432814710043276<text:s text:c="2"/>-0.03536067892502737<text:s text:c="2"/>-0.20509193776520374<text:s text:c="2"/>-0.8896746817538934<text:s text:c="2"/>-1.0<text:s text:c="2"/>-1.0<text:s text:c="2"/>-0.11111111111111094<text:s text:c="2"/>1.0<text:s text:c="2"/>1.0<text:s text:c="2"/></text:span></text:p>
      <text:p text:style-name="P71"><text:span text:style-name="T71_1">0.5403111739745399<text:s text:c="2"/>0.48939179632248697<text:s text:c="2"/>0.4724186704384694<text:s text:c="2"/>0.06364922206506218<text:s text:c="2"/>-0.1018387553040978<text:s text:c="2"/>-0.7892503536067877<text:s text:c="2"/>-1.0<text:s text:c="2"/>-0.33333333333333337<text:s text:c="2"/>1.0<text:s text:c="2"/>1.0<text:s text:c="2"/>1.0<text:s text:c="2"/></text:span></text:p>
      <text:p text:style-name="P72"><text:span text:style-name="T72_1">0.6859971711456818<text:s text:c="2"/>0.6308345120226286<text:s text:c="2"/>0.6166902404526111<text:s text:c="2"/>0.17963224893918528<text:s text:c="2"/>-0.0014144271569921374<text:s text:c="2"/>-0.7538896746817524<text:s text:c="2"/>-0.24444444444444435<text:s text:c="2"/>-0.37777777777777777<text:s text:c="2"/>-0.28888888888888886<text:s text:c="2"/>0.28888888888888875<text:s text:c="2"/>-0.37777777777777777<text:s text:c="2"/></text:span></text:p>
      <text:p text:style-name="P73"><text:span text:style-name="T73_1">0.6704384724186805<text:s text:c="2"/>0.6124469589816108<text:s text:c="2"/>0.6152758132956111<text:s text:c="2"/>0.26166902404525705<text:s text:c="2"/>0.09052333804809676<text:s text:c="2"/>-0.6605374823196635<text:s text:c="2"/>-1.0<text:s text:c="2"/>-0.06666666666666643<text:s text:c="2"/>1.0<text:s text:c="2"/>-1.0<text:s text:c="2"/>-0.33333333333333337<text:s text:c="2"/></text:span></text:p>
      <text:p text:style-name="P74"><text:span text:style-name="T74_1">0.676096181046681<text:s text:c="2"/>0.6209335219236276<text:s text:c="2"/>0.6053748231966101<text:s text:c="2"/>0.16265912305516772<text:s text:c="2"/>-0.018387553041009697<text:s text:c="2"/>-0.7765205091937706<text:s text:c="2"/>-0.37777777777777777<text:s text:c="2"/>-1.0<text:s text:c="2"/>0.37777777777777777<text:s text:c="2"/>-1.0<text:s text:c="2"/>0.8666666666666665<text:s text:c="2"/></text:span></text:p>
      <text:p text:style-name="P75"><text:span text:style-name="T75_1">0.9476661951909471<text:s text:c="2"/>0.8826025459688929<text:s text:c="2"/>0.8797736916548764<text:s text:c="2"/>0.44271570014145056<text:s text:c="2"/>0.24611032531825572<text:s text:c="2"/>-0.571428571428575<text:s text:c="2"/>1.0<text:s text:c="2"/>-0.33333333333333337<text:s text:c="2"/>0.911111111111111<text:s text:c="2"/>-1.0<text:s text:c="2"/>-0.28888888888888886<text:s text:c="2"/></text:span></text:p>
      <text:p text:style-name="P76"><text:span text:style-name="T76_1">0.16548797736916798<text:s text:c="2"/>0.12588401697313212<text:s text:c="2"/>0.10466760961811405<text:s text:c="2"/>-0.2588401697312568<text:s text:c="2"/>-0.39038189533238143<text:s text:c="2"/>-1.0<text:s text:c="2"/>-0.8666666666666666<text:s text:c="2"/>-0.37777777777777777<text:s text:c="2"/>1.0<text:s text:c="2"/>-0.06666666666666643<text:s text:c="2"/>0.9555555555555555<text:s text:c="2"/></text:span></text:p>
      <text:p text:style-name="P77"><text:span text:style-name="T77_1">0.594059405940593<text:s text:c="2"/>0.5403111739745399<text:s text:c="2"/>0.5304101838755391<text:s text:c="2"/>0.13154172560113264<text:s text:c="2"/>-0.03818953323904373<text:s text:c="2"/>-0.7623762376237693<text:s text:c="2"/>-1.0<text:s text:c="2"/>-0.4222222222222223<text:s text:c="2"/>1.0<text:s text:c="2"/>-0.37777777777777777<text:s text:c="2"/>1.0<text:s text:c="2"/></text:span></text:p>
      <text:p text:style-name="P78"><text:span text:style-name="T78_1">0.7340876944837345<text:s text:c="2"/>0.677510608203681<text:s text:c="2"/>0.6577086280056632<text:s text:c="2"/>0.1994342291372031<text:s text:c="2"/>0.016973125884025775<text:s text:c="2"/>-0.7142857142857166<text:s text:c="2"/>0.33333333333333326<text:s text:c="2"/>-1.0<text:s text:c="2"/>0.33333333333333326<text:s text:c="2"/>1.0<text:s text:c="2"/>-1.0<text:s text:c="2"/></text:span></text:p>
      <text:p text:style-name="P79"><text:span text:style-name="T79_1">0.8712871287128756<text:s text:c="2"/>0.8104667609618057<text:s text:c="2"/>0.7963224893918044<text:s text:c="2"/>0.3239038189533272<text:s text:c="2"/>0.12446958981613188<text:s text:c="2"/>-0.6902404526166822<text:s text:c="2"/>1.0<text:s text:c="2"/>0.19999999999999996<text:s text:c="2"/>-0.8666666666666666<text:s text:c="2"/>0.4222222222222223<text:s text:c="2"/>-0.37777777777777777<text:s text:c="2"/></text:span></text:p>
      <text:p text:style-name="P80"><text:span text:style-name="T80_1">0.5756718528995752<text:s text:c="2"/>0.5233380480905223<text:s text:c="2"/>0.510608203677505<text:s text:c="2"/>0.11315417256011484<text:s text:c="2"/>-0.050919377652044906<text:s text:c="2"/>-0.7383309759547348<text:s text:c="2"/>-1.0<text:s text:c="2"/>-1.0<text:s text:c="2"/>1.0<text:s text:c="2"/>0.5999999999999996<text:s text:c="2"/>-0.9111111111111111<text:s text:c="2"/></text:span></text:p>
      <text:p text:style-name="P81"><text:span text:style-name="T81_1">0.6478076379066462<text:s text:c="2"/>0.594059405940593<text:s text:c="2"/>0.5785007072135755<text:s text:c="2"/>0.14710042432815018<text:s text:c="2"/>-0.02687411598302658<text:s text:c="2"/>-0.7425742574257352<text:s text:c="2"/>-0.37777777777777777<text:s text:c="2"/>-1.0<text:s text:c="2"/>0.4222222222222223<text:s text:c="2"/>0.5999999999999996<text:s text:c="2"/>-0.9111111111111111<text:s text:c="2"/></text:span></text:p>
      <text:p text:style-name="P82"><text:span text:style-name="T82_1">0.9080622347949112<text:s text:c="2"/>0.842998585572841<text:s text:c="2"/>0.8500707213578576<text:s text:c="2"/>0.46534653465346865<text:s text:c="2"/>0.27581329561527457<text:s text:c="2"/>-0.5332390381895392<text:s text:c="2"/>0.4222222222222223<text:s text:c="2"/>0.28888888888888875<text:s text:c="2"/>1.0<text:s text:c="2"/>-1.0<text:s text:c="2"/>-0.9111111111111111<text:s text:c="2"/></text:span></text:p>
      <text:p text:style-name="P83"><text:span text:style-name="T83_1">0.6308345120226286<text:s text:c="2"/>0.5770862800565755<text:s text:c="2"/>0.5685997171145747<text:s text:c="2"/>0.16831683168316824<text:s text:c="2"/>-0.004243281471008387<text:s text:c="2"/>-0.739745403111735<text:s text:c="2"/>-0.7777777777777777<text:s text:c="2"/>-0.24444444444444435<text:s text:c="2"/>1.0<text:s text:c="2"/>-0.37777777777777777<text:s text:c="2"/>0.9555555555555555<text:s text:c="2"/></text:span></text:p>
      <text:p text:style-name="P84"><text:span text:style-name="T84_1">0.19236209335218635<text:s text:c="2"/>0.15134370579915046<text:s text:c="2"/>0.13719943422913317<text:s text:c="2"/>-0.1852899575671858<text:s text:c="2"/>-0.3069306930693094<text:s text:c="2"/>-0.916548797736912<text:s text:c="2"/>-0.7777777777777777<text:s text:c="2"/>-0.24444444444444435<text:s text:c="2"/>0.8666666666666665<text:s text:c="2"/>-0.4222222222222223<text:s text:c="2"/>0.7777777777777777<text:s text:c="2"/></text:span></text:p>
      <text:p text:style-name="P85"><text:span text:style-name="T85_1">0.7256011315417337<text:s text:c="2"/>0.6704384724186805<text:s text:c="2"/>0.6478076379066462<text:s text:c="2"/>0.17538896746818478<text:s text:c="2"/>-0.012729844413009173<text:s text:c="2"/>-0.7623762376237693<text:s text:c="2"/>0.4222222222222223<text:s text:c="2"/>-0.37777777777777777<text:s text:c="2"/>-0.28888888888888886<text:s text:c="2"/>1.0<text:s text:c="2"/>0.19999999999999996<text:s text:c="2"/></text:span></text:p>
      <text:p text:style-name="P86"><text:span text:style-name="T86_1">0.8925035360678937<text:s text:c="2"/>0.8302687411598397<text:s text:c="2"/>0.823196605374823<text:s text:c="2"/>0.38613861386138115<text:s text:c="2"/>0.19236209335218635<text:s text:c="2"/>-0.6082036775106103<text:s text:c="2"/>1.0<text:s text:c="2"/>0.8222222222222222<text:s text:c="2"/>-0.28888888888888886<text:s text:c="2"/>1.0<text:s text:c="2"/>-1.0<text:s text:c="2"/></text:span></text:p>
      <text:p text:style-name="P87"><text:span text:style-name="T87_1">0.6874115983026821<text:s text:c="2"/>0.6308345120226286<text:s text:c="2"/>0.6223479490806278<text:s text:c="2"/>0.21357850070722062<text:s text:c="2"/>0.033946251768043334<text:s text:c="2"/>-0.7298444130127341<text:s text:c="2"/>-0.5111111111111113<text:s text:c="2"/>-0.33333333333333337<text:s text:c="2"/>0.33333333333333326<text:s text:c="2"/>-0.6888888888888887<text:s text:c="2"/>0.33333333333333326<text:s text:c="2"/></text:span></text:p>
      <text:p text:style-name="P88"><text:span text:style-name="T88_1">0.926449787835929<text:s text:c="2"/>0.8628005657708588<text:s text:c="2"/>0.8599717114568586<text:s text:c="2"/>0.42857142857143327<text:s text:c="2"/>0.23338048090523844<text:s text:c="2"/>-0.5799151343705756<text:s text:c="2"/>0.8666666666666665<text:s text:c="2"/>-0.24444444444444435<text:s text:c="2"/>1.0<text:s text:c="2"/>-0.9555555555555555<text:s text:c="2"/>-0.15555555555555545<text:s text:c="2"/></text:span></text:p>
      <text:p text:style-name="P89"><text:span text:style-name="T89_1">0.9448373408769468<text:s text:c="2"/>0.8797736916548764<text:s text:c="2"/>0.8769448373408761<text:s text:c="2"/>0.4398868458274341<text:s text:c="2"/>0.24186704384723923<text:s text:c="2"/>-0.572842998585575<text:s text:c="2"/>1.0<text:s text:c="2"/>-0.4222222222222223<text:s text:c="2"/>0.9555555555555555<text:s text:c="2"/>-1.0<text:s text:c="2"/>-0.33333333333333337<text:s text:c="2"/></text:span></text:p>
      <text:p text:style-name="P90"><text:span text:style-name="T90_1">0.6435643564356457<text:s text:c="2"/>0.5884016973125925<text:s text:c="2"/>0.582743988684592<text:s text:c="2"/>0.1994342291372031<text:s text:c="2"/>0.02687411598302658<text:s text:c="2"/>-0.7142857142857166<text:s text:c="2"/>-0.8222222222222221<text:s text:c="2"/>0.06666666666666643<text:s text:c="2"/>0.9555555555555555<text:s text:c="2"/>-0.33333333333333337<text:s text:c="2"/>0.6888888888888887<text:s text:c="2"/></text:span></text:p>
      <text:p text:style-name="P91"><text:span text:style-name="T91_1">0.21499292786422064<text:s text:c="2"/>0.17256011315416853<text:s text:c="2"/>0.16265912305516772<text:s text:c="2"/>-0.12871287128713238<text:s text:c="2"/>-0.2446958981612395<text:s text:c="2"/>-0.8557284299858582<text:s text:c="2"/>-0.6444444444444442<text:s text:c="2"/>0.06666666666666643<text:s text:c="2"/>0.911111111111111<text:s text:c="2"/>-0.33333333333333337<text:s text:c="2"/>0.6888888888888887<text:s text:c="2"/></text:span></text:p>
      <text:p text:style-name="P92"><text:span text:style-name="T92_1">0.5021216407355042<text:s text:c="2"/>0.4497878359264511<text:s text:c="2"/>0.45120226308345135<text:s text:c="2"/>0.12446958981613188<text:s text:c="2"/>-0.02545968882602645<text:s text:c="2"/>-0.7949080622347883<text:s text:c="2"/>1.0<text:s text:c="2"/>0.19999999999999996<text:s text:c="2"/>-0.37777777777777777<text:s text:c="2"/>-0.7777777777777777<text:s text:c="2"/>-0.37777777777777777<text:s text:c="2"/></text:span></text:p>
      <text:p text:style-name="P93"><text:span text:style-name="T93_1">0.2729844413012743<text:s text:c="2"/>0.22913719943423794<text:s text:c="2"/>0.21499292786422064<text:s text:c="2"/>-0.12588401697313212<text:s text:c="2"/>-0.25601131541725664<text:s text:c="2"/>-0.8967468175388941<text:s text:c="2"/>-0.28888888888888886<text:s text:c="2"/>-0.33333333333333337<text:s text:c="2"/>0.4666666666666668<text:s text:c="2"/>-0.5555555555555558<text:s text:c="2"/>0.33333333333333326<text:s text:c="2"/></text:span></text:p>
      <text:p text:style-name="P94"><text:span text:style-name="T94_1">0.6831683168316816<text:s text:c="2"/>0.6265912305516281<text:s text:c="2"/>0.6181046676096273<text:s text:c="2"/>0.20509193776520362<text:s text:c="2"/>0.02545968882602634<text:s text:c="2"/>-0.7312588401697342<text:s text:c="2"/>-0.4666666666666668<text:s text:c="2"/>-0.37777777777777777<text:s text:c="2"/>0.37777777777777777<text:s text:c="2"/>-0.5111111111111113<text:s text:c="2"/>0.24444444444444446<text:s text:c="2"/></text:span></text:p>
      <text:p text:style-name="P95"><text:span text:style-name="T95_1">0.9547383309759636<text:s text:c="2"/>0.8896746817538934<text:s text:c="2"/>0.8882602545968934<text:s text:c="2"/>0.4568599717114519<text:s text:c="2"/>0.2588401697312568<text:s text:c="2"/>-0.5643564356435582<text:s text:c="2"/>1.0<text:s text:c="2"/>-0.06666666666666643<text:s text:c="2"/>0.6888888888888887<text:s text:c="2"/>-0.8666666666666666<text:s text:c="2"/>-0.4666666666666668<text:s text:c="2"/></text:span></text:p>
      <text:p text:style-name="P96"><text:span text:style-name="T96_1">0.9222065063649285<text:s text:c="2"/>0.8585572842998583<text:s text:c="2"/>0.8557284299858581<text:s text:c="2"/>0.427157001414433<text:s text:c="2"/>0.2319660537482382<text:s text:c="2"/>-0.5742574257425752<text:s text:c="2"/>0.8666666666666665<text:s text:c="2"/>-0.33333333333333337<text:s text:c="2"/>0.9555555555555555<text:s text:c="2"/>-0.8666666666666666<text:s text:c="2"/>-0.4666666666666668<text:s text:c="2"/></text:span></text:p>
      <text:p text:style-name="P97"><text:span text:style-name="T97_1">0.6633663366336637<text:s text:c="2"/>0.6082036775106103<text:s text:c="2"/>0.6011315417256098<text:s text:c="2"/>0.20084865629420334<text:s text:c="2"/>0.02687411598302658<text:s text:c="2"/>-0.7171145685997169<text:s text:c="2"/>-0.6000000000000002<text:s text:c="2"/>-0.15555555555555545<text:s text:c="2"/>0.911111111111111<text:s text:c="2"/>-0.33333333333333337<text:s text:c="2"/>0.6444444444444442<text:s text:c="2"/></text:span></text:p>
      <text:p text:style-name="P98"><text:span text:style-name="T98_1">0.9519094766619474<text:s text:c="2"/>0.8868458274398932<text:s text:c="2"/>0.8854314002828931<text:s text:c="2"/>0.45261669024045137<text:s text:c="2"/>0.250353606789256<text:s text:c="2"/>-0.5983026874115934<text:s text:c="2"/>1.0<text:s text:c="2"/>0.911111111111111<text:s text:c="2"/>-0.8666666666666666<text:s text:c="2"/>-0.11111111111111094<text:s text:c="2"/>-0.9111111111111111<text:s text:c="2"/></text:span></text:p>
      <text:p text:style-name="P99"><text:span text:style-name="T99_1">0.9462517680339468<text:s text:c="2"/>0.8826025459688929<text:s text:c="2"/>0.8797736916548764<text:s text:c="2"/>0.43847241867043407<text:s text:c="2"/>0.23479490806223846<text:s text:c="2"/>-0.6152758132956111<text:s text:c="2"/>1.0<text:s text:c="2"/>0.7333333333333332<text:s text:c="2"/>-1.0<text:s text:c="2"/>-0.24444444444444435<text:s text:c="2"/>-0.9111111111111111<text:s text:c="2"/></text:span></text:p>
      <text:p text:style-name="P100"><text:span text:style-name="T100_1">0.7057991513437158<text:s text:c="2"/>0.6492220650636462<text:s text:c="2"/>0.6379066478076452<text:s text:c="2"/>0.21216407355022038<text:s text:c="2"/>0.031117397454026863<text:s text:c="2"/>-0.7312588401697342<text:s text:c="2"/>-0.28888888888888886<text:s text:c="2"/>-0.5555555555555558<text:s text:c="2"/>0.4222222222222223<text:s text:c="2"/>-0.6000000000000002<text:s text:c="2"/>0.37777777777777777<text:s text:c="2"/></text:span></text:p>
      <text:p text:style-name="P101"><text:span text:style-name="T101_1">0.6902404526166983<text:s text:c="2"/>0.6350777934936451<text:s text:c="2"/>0.6237623762376279<text:s text:c="2"/>0.1994342291372031<text:s text:c="2"/>0.018387553041025795<text:s text:c="2"/>-0.7383309759547348<text:s text:c="2"/>-0.37777777777777777<text:s text:c="2"/>-0.5555555555555558<text:s text:c="2"/>0.37777777777777777<text:s text:c="2"/>-0.4666666666666668<text:s text:c="2"/>0.28888888888888875<text:s text:c="2"/></text:span></text:p>
      <text:p text:style-name="P102"><text:span text:style-name="T102_1">0.9321074964639295<text:s text:c="2"/>0.8670438472418753<text:s text:c="2"/>0.8656294200848751<text:s text:c="2"/>0.43705799151343405<text:s text:c="2"/>0.24045261669023898<text:s text:c="2"/>-0.5756718528995752<text:s text:c="2"/>0.8666666666666665<text:s text:c="2"/>-0.19999999999999996<text:s text:c="2"/>0.8222222222222222<text:s text:c="2"/>-1.0<text:s text:c="2"/>-0.33333333333333337<text:s text:c="2"/></text:span></text:p>
      <text:p text:style-name="P103"><text:span text:style-name="T103_1">0.666195190947664<text:s text:c="2"/>0.6096181046676106<text:s text:c="2"/>0.60396039603961<text:s text:c="2"/>0.20933521923620413<text:s text:c="2"/>0.033946251768043334<text:s text:c="2"/>-0.7128712871287164<text:s text:c="2"/>-0.6444444444444442<text:s text:c="2"/>-0.19999999999999996<text:s text:c="2"/>0.9555555555555555<text:s text:c="2"/>-0.5555555555555558<text:s text:c="2"/>0.6444444444444442<text:s text:c="2"/></text:span></text:p>
      <text:p text:style-name="P104"><text:span text:style-name="T104_1">0.19377652050920258<text:s text:c="2"/>0.1527581329561507<text:s text:c="2"/>0.14144271570014966<text:s text:c="2"/>-0.14568599717115005<text:s text:c="2"/>-0.2602545968882569<text:s text:c="2"/>-0.8613861386138587<text:s text:c="2"/>-0.7777777777777777<text:s text:c="2"/>0.02222222222222192<text:s text:c="2"/>1.0<text:s text:c="2"/>-0.37777777777777777<text:s text:c="2"/>0.7777777777777777<text:s text:c="2"/></text:span></text:p>
      <text:p text:style-name="P105"><text:span text:style-name="T105_1">0.9717114568599814<text:s text:c="2"/>0.905233380480911<text:s text:c="2"/>0.906647807637911<text:s text:c="2"/>0.4823196605374864<text:s text:c="2"/>0.27864214992927483<text:s text:c="2"/>-0.5742574257425752<text:s text:c="2"/>1.0<text:s text:c="2"/>1.0<text:s text:c="2"/>-0.7333333333333332<text:s text:c="2"/>-0.28888888888888886<text:s text:c="2"/>-1.0<text:s text:c="2"/></text:span></text:p>
      <text:p text:style-name="P106"><text:span text:style-name="T106_1">0.9405940594059463<text:s text:c="2"/>0.8755304101838761<text:s text:c="2"/>0.8755304101838761<text:s text:c="2"/>0.45261669024045137<text:s text:c="2"/>0.25176803394625624<text:s text:c="2"/>-0.5954738330975932<text:s text:c="2"/>0.8666666666666665<text:s text:c="2"/>1.0<text:s text:c="2"/>-0.7333333333333332<text:s text:c="2"/>-0.28888888888888886<text:s text:c="2"/>-0.7333333333333332<text:s text:c="2"/></text:span></text:p>
      <text:p text:style-name="P107"><text:span text:style-name="T107_1">0.6817538896746815<text:s text:c="2"/>0.6265912305516281<text:s text:c="2"/>0.6138613861386109<text:s text:c="2"/>0.18811881188118607<text:s text:c="2"/>0.00848656294200878<text:s text:c="2"/>-0.7439886845827354<text:s text:c="2"/>-0.37777777777777777<text:s text:c="2"/>-0.6444444444444442<text:s text:c="2"/>0.5555555555555551<text:s text:c="2"/>-0.5111111111111113<text:s text:c="2"/>0.4666666666666668<text:s text:c="2"/></text:span></text:p>
      <text:p text:style-name="P108"><text:span text:style-name="T108_1">0.9490806223479471<text:s text:c="2"/>0.8826025459688929<text:s text:c="2"/>0.8840169731258929<text:s text:c="2"/>0.4667609618104689<text:s text:c="2"/>0.27015558698727404<text:s text:c="2"/>-0.5544554455445572<text:s text:c="2"/>0.8666666666666665<text:s text:c="2"/>0.24444444444444446<text:s text:c="2"/>0.6888888888888887<text:s text:c="2"/>-0.8666666666666666<text:s text:c="2"/>-0.4666666666666668<text:s text:c="2"/></text:span></text:p>
      <text:p text:style-name="P109"><text:span text:style-name="T109_1">0.9759547383309817<text:s text:c="2"/>0.9094766619519112<text:s text:c="2"/>0.9108910891089115<text:s text:c="2"/>0.48797736916548673<text:s text:c="2"/>0.2871287128712916<text:s text:c="2"/>-0.5473833097595405<text:s text:c="2"/>1.0<text:s text:c="2"/>0.24444444444444446<text:s text:c="2"/>0.37777777777777777<text:s text:c="2"/>-0.8666666666666666<text:s text:c="2"/>-0.7777777777777777<text:s text:c="2"/></text:span></text:p>
      <text:p text:style-name="P110"><text:span text:style-name="T110_1">0.6520509193776465<text:s text:c="2"/>0.5983026874115933<text:s text:c="2"/>0.5898161244695925<text:s text:c="2"/>0.18811881188118607<text:s text:c="2"/>0.014144271570009304<text:s text:c="2"/>-0.7256011315417177<text:s text:c="2"/>-0.6444444444444442<text:s text:c="2"/>-0.19999999999999996<text:s text:c="2"/>0.911111111111111<text:s text:c="2"/>-0.28888888888888886<text:s text:c="2"/>0.6888888888888887<text:s text:c="2"/></text:span></text:p>
      <text:p text:style-name="P111"><text:span text:style-name="T111_1">0.9434229137199466<text:s text:c="2"/>0.8797736916548764<text:s text:c="2"/>0.8769448373408761<text:s text:c="2"/>0.43847241867043407<text:s text:c="2"/>0.2362093352192387<text:s text:c="2"/>-0.6110325318246106<text:s text:c="2"/>1.0<text:s text:c="2"/>0.911111111111111<text:s text:c="2"/>-0.9555555555555555<text:s text:c="2"/>-0.06666666666666643<text:s text:c="2"/>-0.8666666666666666<text:s text:c="2"/></text:span></text:p>
      <text:p text:style-name="P112"><text:span text:style-name="T112_1">0.9561527581329639<text:s text:c="2"/>0.8896746817538934<text:s text:c="2"/>0.8925035360678937<text:s text:c="2"/>0.4724186704384694<text:s text:c="2"/>0.27015558698727404<text:s text:c="2"/>-0.584158415841576<text:s text:c="2"/>0.8666666666666665<text:s text:c="2"/>1.0<text:s text:c="2"/>-0.8666666666666666<text:s text:c="2"/>-0.4222222222222223<text:s text:c="2"/>-1.0<text:s text:c="2"/></text:span></text:p>
      <text:p text:style-name="P113"><text:span text:style-name="T113_1">0.6902404526166983<text:s text:c="2"/>0.6350777934936451<text:s text:c="2"/>0.6223479490806278<text:s text:c="2"/>0.19519094766620282<text:s text:c="2"/>0.014144271570009304<text:s text:c="2"/>-0.7454031117397516<text:s text:c="2"/>-0.33333333333333337<text:s text:c="2"/>-0.4666666666666668<text:s text:c="2"/>0.19999999999999996<text:s text:c="2"/>-0.37777777777777777<text:s text:c="2"/>0.24444444444444446<text:s text:c="2"/></text:span></text:p>
      <text:p text:style-name="P114"><text:span text:style-name="T114_1">0.6888260254596981<text:s text:c="2"/>0.6322489391796287<text:s text:c="2"/>0.6223479490806278<text:s text:c="2"/>0.20226308345120336<text:s text:c="2"/>0.021216407355026057<text:s text:c="2"/>-0.7355021216407346<text:s text:c="2"/>-0.37777777777777777<text:s text:c="2"/>-0.37777777777777777<text:s text:c="2"/>0.37777777777777777<text:s text:c="2"/>-0.4222222222222223<text:s text:c="2"/>0.37777777777777777<text:s text:c="2"/></text:span></text:p>
      <text:p text:style-name="P115"><text:span text:style-name="T115_1">0.9504950495049471<text:s text:c="2"/>0.8840169731258929<text:s text:c="2"/>0.8854314002828931<text:s text:c="2"/>0.47100424328146917<text:s text:c="2"/>0.2729844413012743<text:s text:c="2"/>-0.5530410183875571<text:s text:c="2"/>0.8666666666666665<text:s text:c="2"/>0.37777777777777777<text:s text:c="2"/>0.5111111111111108<text:s text:c="2"/>-0.7333333333333332<text:s text:c="2"/>-0.6444444444444442<text:s text:c="2"/></text:span></text:p>
      <text:p text:style-name="P116"><text:span text:style-name="T116_1">0.9731258840169814<text:s text:c="2"/>0.905233380480911<text:s text:c="2"/>0.9108910891089115<text:s text:c="2"/>0.5035360678925043<text:s text:c="2"/>0.3055162659123094<text:s text:c="2"/>-0.5233380480905223<text:s text:c="2"/>0.8666666666666665<text:s text:c="2"/>0.37777777777777777<text:s text:c="2"/>0.8222222222222222<text:s text:c="2"/>-1.0<text:s text:c="2"/>-0.6444444444444442<text:s text:c="2"/></text:span></text:p>
      <text:p text:style-name="P117"><text:span text:style-name="T117_1">0.6534653465346627<text:s text:c="2"/>0.5983026874115933<text:s text:c="2"/>0.5898161244695925<text:s text:c="2"/>0.18670438472418582<text:s text:c="2"/>0.012729844413009284<text:s text:c="2"/>-0.7270155586987339<text:s text:c="2"/>-0.6000000000000002<text:s text:c="2"/>-0.15555555555555545<text:s text:c="2"/>0.911111111111111<text:s text:c="2"/>-0.19999999999999996<text:s text:c="2"/>0.7777777777777777<text:s text:c="2"/></text:span></text:p>
      <text:p text:style-name="P118"><text:span text:style-name="T118_1">0.9674681753889649<text:s text:c="2"/>0.9009900990099105<text:s text:c="2"/>0.9024045261669107<text:s text:c="2"/>0.4724186704384694<text:s text:c="2"/>0.27015558698727404<text:s text:c="2"/>-0.5855728429985922<text:s text:c="2"/>1.0<text:s text:c="2"/>0.9555555555555555<text:s text:c="2"/>-0.8222222222222221<text:s text:c="2"/>-0.28888888888888886<text:s text:c="2"/>-0.9111111111111111<text:s text:c="2"/></text:span></text:p>
      <text:p text:style-name="P119"><text:span text:style-name="T119_1">0.9618104667609644<text:s text:c="2"/>0.8953323903818939<text:s text:c="2"/>0.8981612446958942<text:s text:c="2"/>0.47383309759546943<text:s text:c="2"/>0.27157001414427406<text:s text:c="2"/>-0.5813295615275758<text:s text:c="2"/>0.911111111111111<text:s text:c="2"/>1.0<text:s text:c="2"/>-0.7777777777777777<text:s text:c="2"/>-0.33333333333333337<text:s text:c="2"/>-0.9555555555555555<text:s text:c="2"/></text:span></text:p>
      <text:p text:style-name="P120"><text:span text:style-name="T120_1">0.2673267326732738<text:s text:c="2"/>0.22489391796322167<text:s text:c="2"/>0.20933521923620413<text:s text:c="2"/>-0.15841584158415112<text:s text:c="2"/>-0.2998585572842928<text:s text:c="2"/>-0.9702970297029652<text:s text:c="2"/>-0.28888888888888886<text:s text:c="2"/>-0.33333333333333337<text:s text:c="2"/>0.33333333333333326<text:s text:c="2"/>-0.33333333333333337<text:s text:c="2"/>0.28888888888888875<text:s text:c="2"/></text:span></text:p>
      <text:p text:style-name="P121"><text:span text:style-name="T121_1">0.9731258840169814<text:s text:c="2"/>0.905233380480911<text:s text:c="2"/>0.9094766619519112<text:s text:c="2"/>0.4964639321075037<text:s text:c="2"/>0.29844413012729265<text:s text:c="2"/>-0.5304101838755229<text:s text:c="2"/>0.9555555555555555<text:s text:c="2"/>0.33333333333333326<text:s text:c="2"/>0.7777777777777777<text:s text:c="2"/>-0.8222222222222221<text:s text:c="2"/>-0.6888888888888887<text:s text:c="2"/></text:span></text:p>
      <text:p text:style-name="P122"><text:span text:style-name="T122_1">1.0<text:s text:c="2"/>0.9321074964639295<text:s text:c="2"/>0.937765205091946<text:s text:c="2"/>0.5261669024045226<text:s text:c="2"/>0.32673267326732747<text:s text:c="2"/>-0.5091937765205048<text:s text:c="2"/>1.0<text:s text:c="2"/>0.28888888888888875<text:s text:c="2"/>0.7333333333333332<text:s text:c="2"/>-1.0<text:s text:c="2"/>-0.9111111111111111<text:s text:c="2"/></text:span></text:p>
      <text:p text:style-name="P123"><text:span text:style-name="T123_1">0.6916548797736983<text:s text:c="2"/>0.6350777934936451<text:s text:c="2"/>0.6280056577086284<text:s text:c="2"/>0.22489391796322167<text:s text:c="2"/>0.048090523338044644<text:s text:c="2"/>-0.7043847241866996<text:s text:c="2"/>-0.4222222222222223<text:s text:c="2"/>-0.11111111111111094<text:s text:c="2"/>0.9555555555555555<text:s text:c="2"/>-0.37777777777777777<text:s text:c="2"/>0.6888888888888887<text:s text:c="2"/></text:span></text:p>
      <text:p text:style-name="P124"><text:span text:style-name="T124_1">0.667609618104664<text:s text:c="2"/>0.6124469589816108<text:s text:c="2"/>0.6025459688826098<text:s text:c="2"/>0.19660537482320284<text:s text:c="2"/>0.019801980198026037<text:s text:c="2"/>-0.7270155586987339<text:s text:c="2"/>-0.5555555555555558<text:s text:c="2"/>-0.24444444444444435<text:s text:c="2"/>0.8222222222222222<text:s text:c="2"/>-0.37777777777777777<text:s text:c="2"/>0.6888888888888887<text:s text:c="2"/></text:span></text:p>
      <text:p text:style-name="P125"><text:span text:style-name="T125_1">0.9618104667609644<text:s text:c="2"/>0.8953323903818939<text:s text:c="2"/>0.8967468175388942<text:s text:c="2"/>0.4724186704384694<text:s text:c="2"/>0.27157001414427406<text:s text:c="2"/>-0.5756718528995752<text:s text:c="2"/>0.9555555555555555<text:s text:c="2"/>0.9555555555555555<text:s text:c="2"/>-0.6000000000000002<text:s text:c="2"/>-0.19999999999999996<text:s text:c="2"/>-1.0<text:s text:c="2"/></text:span></text:p>
      <text:p text:style-name="P126"><text:span text:style-name="T126_1">0.9702970297029652<text:s text:c="2"/>0.9038189533239107<text:s text:c="2"/>0.906647807637911<text:s text:c="2"/>0.48373408769448645<text:s text:c="2"/>0.28005657708627485<text:s text:c="2"/>-0.5742574257425752<text:s text:c="2"/>0.9555555555555555<text:s text:c="2"/>1.0<text:s text:c="2"/>-0.6444444444444442<text:s text:c="2"/>-0.4222222222222223<text:s text:c="2"/>-0.8666666666666666<text:s text:c="2"/></text:span></text:p>
      <text:p text:style-name="P127"><text:span text:style-name="T127_1">0.7199434229137172<text:s text:c="2"/>0.6633663366336637<text:s text:c="2"/>0.654879773691663<text:s text:c="2"/>0.24045261669023898<text:s text:c="2"/>0.05940594059406168<text:s text:c="2"/>-0.7100424328147161<text:s text:c="2"/>-0.28888888888888886<text:s text:c="2"/>-0.19999999999999996<text:s text:c="2"/>0.37777777777777777<text:s text:c="2"/>-0.5111111111111113<text:s text:c="2"/>0.24444444444444446<text:s text:c="2"/></text:span></text:p>
      <text:p text:style-name="P128"><text:span text:style-name="T128_1">0.9646393210749646<text:s text:c="2"/>0.8981612446958942<text:s text:c="2"/>0.9024045261669107<text:s text:c="2"/>0.4950495049505035<text:s text:c="2"/>0.29844413012729265<text:s text:c="2"/>-0.5219236209335221<text:s text:c="2"/>0.8666666666666665<text:s text:c="2"/>0.15555555555555545<text:s text:c="2"/>0.911111111111111<text:s text:c="2"/>-0.8666666666666666<text:s text:c="2"/>-1.0<text:s text:c="2"/></text:span></text:p>
      <text:p text:style-name="P129"><text:span text:style-name="T129_1">0.22347949080622143<text:s text:c="2"/>0.1810466760961853<text:s text:c="2"/>0.16831683168316824<text:s text:c="2"/>-0.14568599717115005<text:s text:c="2"/>-0.26732673267327367<text:s text:c="2"/>-0.8854314002828769<text:s text:c="2"/>-0.6000000000000002<text:s text:c="2"/>-0.11111111111111094<text:s text:c="2"/>0.911111111111111<text:s text:c="2"/>-0.4666666666666668<text:s text:c="2"/>0.8222222222222222<text:s text:c="2"/></text:span></text:p>
      <text:p text:style-name="P130"><text:span text:style-name="T130_1">0.6647807637906638<text:s text:c="2"/>0.6096181046676106<text:s text:c="2"/>0.6011315417256098<text:s text:c="2"/>0.19801980198020308<text:s text:c="2"/>0.021216407355026057<text:s text:c="2"/>-0.7241867043847174<text:s text:c="2"/>-0.5555555555555558<text:s text:c="2"/>-0.11111111111111094<text:s text:c="2"/>0.911111111111111<text:s text:c="2"/>-0.37777777777777777<text:s text:c="2"/>0.911111111111111<text:s text:c="2"/></text:span></text:p>
      <text:p text:style-name="P131"><text:span text:style-name="T131_1">0.9533239038189636<text:s text:c="2"/>0.8882602545968934<text:s text:c="2"/>0.8882602545968934<text:s text:c="2"/>0.4568599717114519<text:s text:c="2"/>0.2545968882602565<text:s text:c="2"/>-0.5954738330975932<text:s text:c="2"/>0.9555555555555555<text:s text:c="2"/>0.9555555555555555<text:s text:c="2"/>-0.8666666666666666<text:s text:c="2"/>-0.19999999999999996<text:s text:c="2"/>-0.9111111111111111<text:s text:c="2"/></text:span></text:p>
      <text:p text:style-name="P132"><text:span text:style-name="T132_1">0.9660537482319647<text:s text:c="2"/>0.8995756718528944<text:s text:c="2"/>0.8995756718528944<text:s text:c="2"/>0.4724186704384694<text:s text:c="2"/>0.2687411598302738<text:s text:c="2"/>-0.584158415841576<text:s text:c="2"/>1.0<text:s text:c="2"/>1.0<text:s text:c="2"/>-0.8222222222222221<text:s text:c="2"/>-0.24444444444444435<text:s text:c="2"/>-0.9555555555555555<text:s text:c="2"/></text:span></text:p>
      <text:p text:style-name="P133"><text:span text:style-name="T133_1">0.7213578500707172<text:s text:c="2"/>0.6633663366336637<text:s text:c="2"/>0.656294200848663<text:s text:c="2"/>0.24328147100423925<text:s text:c="2"/>0.06223479490806194<text:s text:c="2"/>-0.7057991513436997<text:s text:c="2"/>-0.24444444444444435<text:s text:c="2"/>-0.15555555555555545<text:s text:c="2"/>0.33333333333333326<text:s text:c="2"/>-0.37777777777777777<text:s text:c="2"/>0.06666666666666643<text:s text:c="2"/></text:span></text:p>
      <text:p text:style-name="P134"><text:span text:style-name="T134_1">0.7312588401697342<text:s text:c="2"/>0.6746817538896808<text:s text:c="2"/>0.6647807637906638<text:s text:c="2"/>0.24186704384723923<text:s text:c="2"/>0.05799151343706166<text:s text:c="2"/>-0.7100424328147161<text:s text:c="2"/>-0.11111111111111094<text:s text:c="2"/>-0.19999999999999996<text:s text:c="2"/>0.37777777777777777<text:s text:c="2"/>-0.28888888888888886<text:s text:c="2"/>0.24444444444444446<text:s text:c="2"/></text:span></text:p>
      <text:p text:style-name="P135"><text:span text:style-name="T135_1">0.751060820367752<text:s text:c="2"/>0.6930693069306986<text:s text:c="2"/>0.6859971711456818<text:s text:c="2"/>0.27015558698727404<text:s text:c="2"/>0.08628005657708027<text:s text:c="2"/>-0.6902404526166822<text:s text:c="2"/>-0.11111111111111094<text:s text:c="2"/>-0.15555555555555545<text:s text:c="2"/>0.37777777777777777<text:s text:c="2"/>-0.5555555555555558<text:s text:c="2"/>0.02222222222222192<text:s text:c="2"/></text:span></text:p>
      <text:p text:style-name="P1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